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style:font-name="Verdana" fo:font-size="16pt" fo:font-weight="bold" style:font-name-asian="Verdana1" style:font-size-asian="16pt" style:font-weight-asian="bold" style:font-name-complex="Verdana1" style:font-size-complex="16pt"/>
    </style:style>
    <style:style style:name="P13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4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8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3" style:family="paragraph" style:parent-style-name="Standard" style:list-style-name="WWNum1">
      <style:paragraph-properties fo:margin-top="0in" fo:margin-bottom="0in" loext:contextual-spacing="false"/>
    </style:style>
    <style:style style:name="P24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25" style:family="paragraph" style:parent-style-name="Standard" style:list-style-name="WWNum1">
      <style:paragraph-properties fo:margin-top="0.0398in" fo:margin-bottom="0in" loext:contextual-spacing="false"/>
    </style:style>
    <style:style style:name="P26" style:family="paragraph" style:parent-style-name="Standard" style:list-style-name="WWNum1">
      <style:paragraph-properties fo:margin-top="0in" fo:margin-bottom="0.0429in" loext:contextual-spacing="false"/>
    </style:style>
    <style:style style:name="P27" style:family="paragraph" style:parent-style-name="Heading_20_1" style:list-style-name="WWNum1"/>
    <style:style style:name="P28" style:family="paragraph" style:parent-style-name="Heading_20_1" style:list-style-name="WWNum1">
      <style:paragraph-properties fo:break-before="auto" fo:break-after="auto"/>
    </style:style>
    <style:style style:name="P29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Verdana" fo:font-size="16pt" fo:font-weight="bold" style:font-name-asian="Verdana1" style:font-size-asian="16pt" style:font-weight-asian="bold" style:font-name-complex="Verdana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669966" fo:font-size="14pt" style:font-size-asian="14pt" style:font-size-complex="14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9" style:family="text">
      <style:text-properties style:text-underline-style="solid" style:text-underline-width="auto" style:text-underline-color="font-color" fo:font-weight="bold" style:font-weight-asian="bold"/>
    </style:style>
    <style:style style:name="T20" style:family="text">
      <style:text-properties fo:color="#1155cc" style:text-underline-style="solid" style:text-underline-width="auto" style:text-underline-color="font-color"/>
    </style:style>
    <style:style style:name="T21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bookmark text:name="_aczyuw2yex2w"/><text:span text:style-name="T1">Sistemes de gestió empresarial</text:span><text:span text:style-name="T2"><text:line-break/></text:span><text:span text:style-name="T3">UD 01. (Semipresencial) Activitats avaluables 01</text:span></text:p>
      <text:p text:style-name="P1"><draw:frame draw:style-name="fr1" draw:name="image2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tzat Setembre 2024</text:span></text:p>
      <text:p text:style-name="P4"><text:span text:style-name="T6">Llicència</text:span></text:p>
      <text:p text:style-name="P6"/>
      <text:p text:style-name="P5"><text:span text:style-name="T7">Reconeixement - No comercial - CompartirIgual</text:span><text:span text:style-name="T8">(BY-NC-SA):No es permet un ús comercial de l'obra original ni de les possibles obres derivades, la distribució de les quals s'ha de fer amb una llicència igual a la que regula l'obra original.</text:span><draw:frame draw:style-name="fr3" draw:name="image3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l llarg d'aquest tema s'utilitzaran diferents símbols per distingir elements importants dins del contingut. Aquests símbols són:</text:p>
      <text:p text:style-name="P7"/>
      <text:p text:style-name="P9"><text:span text:style-name="T9"><text:s/>📖 </text:span><text:span text:style-name="T10">Important</text:span></text:p>
      <text:p text:style-name="P10"/>
      <text:p text:style-name="P9"><text:span text:style-name="T11"><text:s/>❕</text:span><text:span text:style-name="T12"> </text:span><text:span text:style-name="T10">Atenció</text:span></text:p>
      <text:p text:style-name="P10"/>
      <text:p text:style-name="P9"><text:span text:style-name="T9"><text:s/>💬</text:span> <text:span text:style-name="T10">Interessant</text:span></text:p>
      <text:p text:style-name="P11"><text:span text:style-name="T13">Índex de contingut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3"><text:soft-page-break/><text:a xlink:type="simple" xlink:href="#_dbh0n1vac4c8" text:style-name="Index_20_Link" text:visited-style-name="Index_20_Link"><text:span text:style-name="T17">1. Data d’entrega<text:tab/>3</text:span></text:a></text:p>
          <text:p text:style-name="P13"><text:a xlink:type="simple" xlink:href="#_9maybllx2a09" text:style-name="Index_20_Link" text:visited-style-name="Index_20_Link"><text:span text:style-name="T17">2. Activitat 01<text:tab/>3</text:span></text:a></text:p>
          <text:p text:style-name="P13"><text:a xlink:type="simple" xlink:href="#_c56hiimpk9qr" text:style-name="Index_20_Link" text:visited-style-name="Index_20_Link"><text:span text:style-name="T17">3. Activitat 02<text:tab/>3</text:span></text:a></text:p>
          <text:p text:style-name="P13"><text:a xlink:type="simple" xlink:href="#_x3yy7qdtx2fm" text:style-name="Index_20_Link" text:visited-style-name="Index_20_Link"><text:span text:style-name="T17">8. Activitat 03<text:tab/>3</text:span></text:a></text:p>
          <text:p text:style-name="P13"><text:a xlink:type="simple" xlink:href="#_dsiv5lb96xpa" text:style-name="Index_20_Link" text:visited-style-name="Index_20_Link"><text:span text:style-name="T17">9. Activitat 04<text:tab/>3</text:span></text:a></text:p>
        </text:index-body>
      </text:table-of-content>
      <text:p text:style-name="P12"/>
      <text:p text:style-name="P15"/>
      <text:p text:style-name="P15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/>
      <text:p text:style-name="P16"/>
      <text:p text:style-name="P18"><text:span text:style-name="T14">UD01. Activitats avaluables (Semipresencial)</text:span></text:p>
      <text:list xml:id="list2557021904" text:style-name="WWNum1">
        <text:list-item>
          <text:p text:style-name="P28"><text:bookmark text:name="_dbh0n1vac4c8"/>Data d’entrega</text:p>
        </text:list-item>
      </text:list>
      <text:p text:style-name="Standard"><text:span text:style-name="T10">Data límit d'entrega: </text:span><text:span text:style-name="T19">Dilluns 30 de setembre a les 23:55.</text:span></text:p>
      <text:p text:style-name="Standard">L’activitat serà avaluada quan haja passat la data límit d’entrega.</text:p>
      <text:p text:style-name="P24"><text:span text:style-name="T11"><text:s/>❕</text:span><text:span text:style-name="T12"> </text:span><text:span text:style-name="T10">Atenció: </text:span>la data d'entrega no és prorrogable. Si no entregues en temps, la qualificació serà 0.</text:p>
      <text:list xml:id="list114506909245210" text:continue-numbering="true" text:style-name="WWNum1">
        <text:list-item>
          <text:p text:style-name="P28"><text:bookmark text:name="_9maybllx2a09"/><text:soft-page-break/>Activitat 01</text:p>
        </text:list-item>
      </text:list>
      <text:p text:style-name="P10">Crea un compte (si no el tens) en <text:a xlink:type="simple" xlink:href="https://github.com" text:style-name="ListLabel_20_1" text:visited-style-name="ListLabel_20_1"><text:span text:style-name="T20">https://github.com</text:span></text:a> . Una vegada creat, fes un repositori privat al qual podràs cridar “SistemesGestioEmpresarial” o un nom similar. </text:p>
      <text:p text:style-name="P10">Hauràs de compartir aquest repositori amb l’usuari de github “sergarb1”.</text:p>
      <text:p text:style-name="P24"><text:span text:style-name="T11"><text:s/>❕</text:span><text:span text:style-name="T12"> </text:span><text:span text:style-name="T10">Atenció 1: </text:span><text:s/>és molt important que el repositori siga privat, per tal d’evitar una hipotètica còpia d’altres alumnes.</text:p>
      <text:p text:style-name="P10"/>
      <text:p text:style-name="P24"><text:span text:style-name="T11"><text:s/>❕</text:span><text:span text:style-name="T12"> </text:span><text:span text:style-name="T10">Atenció 2: </text:span>utilitzarem eixe repositori tot el curs i et podrà servir en el futur de “portfolio” per a mostrar el teu treball.</text:p>
      <text:list xml:id="list114505838786980" text:continue-numbering="true" text:style-name="WWNum1">
        <text:list-item>
          <text:p text:style-name="P27"><text:bookmark text:name="_c56hiimpk9qr"/>Activitat 02</text:p>
        </text:list-item>
      </text:list>
      <text:p text:style-name="Standard">Fes un document, amb portada i índex, per a demostrar que has fet tots els següents casos pràctics del material de referència <text:a xlink:type="simple" xlink:href="https://sergarb1.github.io/CursoIntroduccionADocker/" text:style-name="ListLabel_20_1" text:visited-style-name="ListLabel_20_1"><text:span text:style-name="T20">https://sergarb1.github.io/CursoIntroduccionADocker/</text:span></text:a>:</text:p>
      <text:list xml:id="list114506052456091" text:continue-numbering="true" text:style-name="WWNum1">
        <text:list-item>
          <text:p text:style-name="P25">Casos pràctics 2 i 3 de la unitat 3.</text:p>
        </text:list-item>
        <text:list-item>
          <text:p text:style-name="P23">Primer cas pràctic de la unitat 5.</text:p>
        </text:list-item>
        <text:list-item>
          <text:p text:style-name="P23">Casos pràctics 1 i 4 <text:s/>de la unitat 6.</text:p>
        </text:list-item>
        <text:list-item>
          <text:p text:style-name="P26">Primer cas pràctic de la unitat 7.</text:p>
        </text:list-item>
      </text:list>
      <text:p text:style-name="Standard">Per cada cas pràctic, hauràs de penjar una o diverses captures demostrant que ho has realitzat. Si cal, a més de les captures, hauràs d'acompanyar les d’una explicació, per tal que jo com a professor sàpiga que realment ho has fet :) Qualsevol dubte o puntualització/truquet que trobes interessant, comparteix al fòrum.</text:p>
      <text:list xml:id="list114507112928023" text:continue-numbering="true" text:style-name="WWNum1">
        <text:list-item>
          <text:p text:style-name="P27"><text:bookmark text:name="_x3yy7qdtx2fm"/>Activitat 03</text:p>
        </text:list-item>
      </text:list>
      <text:p text:style-name="P10">Llegiu el còmic de “Kubernetes” que està disponible en la següent url: <text:a xlink:type="simple" xlink:href="https://cloud.google.com/kubernetes-engine/kubernetes-comic?hl=es-419" text:style-name="ListLabel_20_1" text:visited-style-name="ListLabel_20_1"><text:span text:style-name="T20">https://cloud.google.com/kubernetes-engine/kubernetes-comic?hl=es-419</text:span></text:a> (o en el PDF Adjunt si falla l’enllaç). Inclou al document de l’activitat anterior un apartat resumint en un màxim de 8 línies que és Kubernetes i perquè raons pot ser útil.</text:p>
      <text:list xml:id="list114506511017448" text:continue-numbering="true" text:style-name="WWNum1">
        <text:list-item>
          <text:p text:style-name="P27"><text:bookmark text:name="_dsiv5lb96xpa"/>Activitat 04</text:p>
        </text:list-item>
      </text:list>
      <text:p text:style-name="Standard">Puja el document generat en les activitats 2, 3 i 4 al repositori privat creat a l'activitat 1. Quan estiga tot llest, envia l'URL del repositori al professor mitjançant la tasca creada per a l'entreg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es de gestió empresarial <text:tab/><text:tab/>UD01. Activitats avaluables</text:span></text:p>
      </style:header>
      <style:footer>
        <text:p text:style-name="MP4"><text:span text:style-name="MT1">Sistemes de gestió empresarial<text:tab/><text:tab/>UD01 - Pà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40" meta:word-count="444" meta:character-count="2750" meta:non-whitespace-character-count="2342"/>
    <meta:generator>LibreOfficeDev/6.0.5.2$Linux_X86_64 LibreOffice_project/</meta:generator>
  </office:meta>
</office:document-meta>
</file>